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61020" table:style-name="ta1">
        <table:shapes>
          <draw:frame draw:z-index="0" draw:style-name="gr1" draw:text-style-name="P1" svg:width="159.99mm" svg:height="90.05mm" svg:x="163.34mm" svg:y="74.37mm">
            <loext:p draw:notify-on-update-of-ranges="'20161020'.C1:'20161020'.C19 '20161020'.A1:'20161020'.A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55.8" calcext:value-type="float">
            <text:p>55.8</text:p>
          </table:table-cell>
          <table:table-cell table:formula="of:=([.B1]-40)/35*100" office:value-type="float" office:value="45.1428571428571" calcext:value-type="float">
            <text:p>45.142857142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0.7642038144*[.E1]+26.0653267969" office:value-type="float" office:value="102.4857082369" calcext:value-type="float">
            <text:p>102.48570823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.5" calcext:value-type="float">
            <text:p>60.5</text:p>
          </table:table-cell>
          <table:table-cell table:formula="of:=([.B2]-40)/35*100" office:value-type="float" office:value="58.5714285714286" calcext:value-type="float">
            <text:p>58.57142857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formula="of:=([.B4]-40)/35*100" office:value-type="float" office:value="54.2857142857143" calcext:value-type="float">
            <text:p>54.2857142857</text:p>
          </table:table-cell>
          <table:table-cell table:number-columns-repeated="3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56.9" calcext:value-type="float">
            <text:p>56.9</text:p>
          </table:table-cell>
          <table:table-cell table:formula="of:=([.B5]-40)/35*100" office:value-type="float" office:value="48.2857142857143" calcext:value-type="float">
            <text:p>48.28571428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2" calcext:value-type="float">
            <text:p>56.2</text:p>
          </table:table-cell>
          <table:table-cell table:formula="of:=([.B7]-40)/35*100" office:value-type="float" office:value="46.2857142857143" calcext:value-type="float">
            <text:p>46.2857142857</text:p>
          </table:table-cell>
          <table:table-cell table:number-columns-repeated="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57.9" calcext:value-type="float">
            <text:p>57.9</text:p>
          </table:table-cell>
          <table:table-cell table:formula="of:=([.B8]-40)/35*100" office:value-type="float" office:value="51.1428571428571" calcext:value-type="float">
            <text:p>51.14285714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.9" calcext:value-type="float">
            <text:p>57.9</text:p>
          </table:table-cell>
          <table:table-cell table:formula="of:=([.B9]-40)/35*100" office:value-type="float" office:value="51.1428571428571" calcext:value-type="float">
            <text:p>51.142857142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.2" calcext:value-type="float">
            <text:p>58.2</text:p>
          </table:table-cell>
          <table:table-cell table:formula="of:=([.B10]-40)/35*1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formula="of:=([.B11]-40)/35*100" office:value-type="float" office:value="51.4285714285714" calcext:value-type="float">
            <text:p>51.42857142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.3" calcext:value-type="float">
            <text:p>57.3</text:p>
          </table:table-cell>
          <table:table-cell table:formula="of:=([.B13]-40)/35*100" office:value-type="float" office:value="49.4285714285714" calcext:value-type="float">
            <text:p>49.428571428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7" calcext:value-type="float">
            <text:p>53.7</text:p>
          </table:table-cell>
          <table:table-cell table:formula="of:=([.B14]-40)/35*100" office:value-type="float" office:value="39.1428571428572" calcext:value-type="float">
            <text:p>39.14285714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7" calcext:value-type="float">
            <text:p>56.7</text:p>
          </table:table-cell>
          <table:table-cell table:formula="of:=([.B15]-40)/35*100" office:value-type="float" office:value="47.7142857142857" calcext:value-type="float">
            <text:p>47.7142857143</text:p>
          </table:table-cell>
          <table:table-cell table:number-columns-repeated="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56.9" calcext:value-type="float">
            <text:p>56.9</text:p>
          </table:table-cell>
          <table:table-cell table:formula="of:=([.B16]-40)/35*100" office:value-type="float" office:value="48.2857142857143" calcext:value-type="float">
            <text:p>48.285714285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.1" calcext:value-type="float">
            <text:p>58.1</text:p>
          </table:table-cell>
          <table:table-cell table:formula="of:=([.B17]-40)/35*100" office:value-type="float" office:value="51.7142857142857" calcext:value-type="float">
            <text:p>51.714285714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table:formula="of:=([.B18]-40)/35*100" office:value-type="float" office:value="56.5714285714286" calcext:value-type="float">
            <text:p>56.571428571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6" calcext:value-type="float">
            <text:p>57.6</text:p>
          </table:table-cell>
          <table:table-cell table:formula="of:=([.B19]-40)/35*100" office:value-type="float" office:value="50.2857142857143" calcext:value-type="float">
            <text:p>50.2857142857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47.6" calcext:value-type="float">
            <text:p>47.6</text:p>
          </table:table-cell>
          <table:table-cell table:formula="of:=([.B22]-40)/35*100" office:value-type="float" office:value="21.7142857142857" calcext:value-type="float">
            <text:p>21.71428571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([.B23]-40)/35*10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8.5" calcext:value-type="float">
            <text:p>58.5</text:p>
          </table:table-cell>
          <table:table-cell table:formula="of:=([.B24]-40)/35*100" office:value-type="float" office:value="52.8571428571429" calcext:value-type="float">
            <text:p>52.85714285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2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38:31.121312705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08:26.115953984</meta:creation-date>
    <dc:date>2016-10-20T16:48:31.367937798</dc:date>
    <meta:editing-duration>PT1H39M5S</meta:editing-duration>
    <meta:editing-cycles>4</meta:editing-cycles>
    <meta:generator>LibreOffice/5.1.5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column-mapping="1 0" chart:style-name="ch1">
        <chart:legend chart:legend-position="end" svg:x="11.461cm" svg:y="3.959cm" style:legend-expansion="high" chart:style-name="ch2"/>
        <chart:plot-area chart:style-name="ch3" table:cell-range-address="'20161020'.C1:'20161020'.C19 '20161020'.A1:'20161020'.A19" svg:x="0.32cm" svg:y="0.18cm" svg:width="10.821cm" svg:height="8.646cm">
          <chartooo:coordinate-region svg:x="0.938cm" svg:y="0.377cm" svg:width="10.018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161020'.A1:'20161020'.A19" chart:class="chart:scatter">
            <chart:domain table:cell-range-address="'20161020'.C1:'20161020'.C19"/>
            <chart:regression-curve chart:style-name="ch7">
              <chart:equation chart:display-equation="true" chart:display-r-square="false" svg:x="1.968cm" svg:y="0.789cm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Стовпчик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1428571428571">
                <text:p>45.1428571428571</text:p>
                <draw:g>
                  <svg:desc>'20161020'.C1:'20161020'.C19</svg:desc>
                </draw:g>
              </table:table-cell>
              <table:table-cell office:value-type="float" office:value="60.4">
                <text:p>60.4</text:p>
                <draw:g>
                  <svg:desc>'20161020'.A1:'20161020'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714285714286">
                <text:p>58.57142857142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2857142857143">
                <text:p>48.285714285714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2857142857143">
                <text:p>46.2857142857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1428571428571">
                <text:p>51.142857142857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1428571428571">
                <text:p>51.14285714285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4285714285714">
                <text:p>49.4285714285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1428571428572">
                <text:p>39.14285714285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7142857142857">
                <text:p>47.71428571428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857142857143">
                <text:p>48.2857142857143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7142857142857">
                <text:p>51.71428571428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5714285714286">
                <text:p>56.5714285714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2857142857143">
                <text:p>50.285714285714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